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24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6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5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 office:value-type="string" calcext:value-type="string">
            <text:p>b9e6052395ba047bd154ea45130026fc</text:p>
          </table:table-cell>
          <table:table-cell table:style-name="ce25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4"/>
        <table:table-column table:style-name="co10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95">
          <table:table-cell table:number-columns-repeated="16384"/>
        </table:table-row>
        <table:table-row table:style-name="ro5" table:number-rows-repeated="3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4"/>
        <table:table-column table:style-name="co23" table:default-cell-style-name="ce24"/>
        <table:table-column table:style-name="co10" table:number-columns-repeated="16377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2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7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7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7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7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9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filter>
            <table:filter-and>
              <table:filter-condition table:value="大学物理E（上）" table:operator="=" table:field-number="4"/>
            </table:filter-and>
          </table:filter>
          <table:sort>
            <table:sort-by table:field-number="6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5:33:50.363468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9T16:11:50.152021595</dc:date>
    <meta:editing-cycles>622</meta:editing-cycles>
    <meta:editing-duration>P3DT20H22M28S</meta:editing-duration>
    <meta:generator>LibreOffice/24.2.4.2$Linux_X86_64 LibreOffice_project/420$Build-2</meta:generator>
    <meta:document-statistic meta:table-count="3" meta:cell-count="4106" meta:object-count="0"/>
    <meta:user-defined meta:name="AppVersion">15.0000</meta:user-defined>
  </office:meta>
</office:document-meta>
</file>